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6"/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  <text:p text:style-name="P15"/>
      <text:p text:style-name="P15">Tues 4/25/2017 <text:span text:style-name="T1">0 miles</text:span></text:p>
      <text:p text:style-name="P15">We drove flew back to the US from Amsterdam.</text:p>
      <text:p text:style-name="P15"/>
      <text:p text:style-name="P15">Wed 4/26/2017 <text:span text:style-name="T1">4 miles</text:span></text:p>
      <text:p text:style-name="Standard"><text:span text:style-name="T3">I ran and walked 4 miles on hilly roads in Meadville and averaged 10:5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6T21:11:08.46</dc:date>
    <dc:creator>James Lombardi</dc:creator>
    <meta:editing-duration>P1DT1H5M41S</meta:editing-duration>
    <meta:editing-cycles>179</meta:editing-cycles>
    <meta:document-statistic meta:table-count="0" meta:image-count="0" meta:object-count="0" meta:page-count="6" meta:paragraph-count="129" meta:word-count="1836" meta:character-count="8933"/>
  </office:meta>
</office:document-meta>
</file>